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73800000771C03BD58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287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627cm" svg:height="14.482cm" svg:x="4.687cm" svg:y="2.759cm">
          <draw:image xlink:href="Pictures/100002010000073800000771C03BD58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ila Al-Mogren</meta:initial-creator>
    <meta:creation-date>2020-02-12T10:12:56</meta:creation-date>
    <dc:date>2020-02-12T14:35:04</dc:date>
    <dc:creator>Heila Al-Mogren</dc:creator>
    <meta:editing-duration>PT4H6M58S</meta:editing-duration>
    <meta:editing-cycles>1</meta:editing-cycles>
    <meta:document-statistic meta:object-count="1"/>
    <meta:generator>OpenOffice/4.1.7$Unix OpenOffice.org_project/417m1$Build-9800</meta:generator>
  </office:meta>
</office:document-meta>
</file>